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plet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Transformer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Transformer.getCopletInstanc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pletTransformer.getCopletInstanceData( String cople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